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6ff4" officeooo:paragraph-rsid="00126ff4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126ff4" officeooo:paragraph-rsid="00126ff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26ff4" officeooo:paragraph-rsid="00126ff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26ff4" officeooo:paragraph-rsid="00126ff4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f. : N333</text:p>
      <text:p text:style-name="P1"/>
      <text:p text:style-name="P3">Benvolguts/udes companys/es,</text:p>
      <text:p text:style-name="P3"/>
      <text:p text:style-name="P4">Segtuin la linea encetada en anys anteriors, ens plau comunicar-vos que el Servei de Recaudació de l’Ajuntament de Maó adjudica de data límit pels pagaments de l’IBI</text:p>
      <text:p text:style-name="P4">abans del pròxim més d’Abril</text:p>
      <text:p text:style-name="P4"/>
      <text:p text:style-name="P4">Tot el grup d’usuaris ha de fer-ho oblig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41:43.907329365</meta:creation-date>
    <dc:date>2024-11-08T12:28:51.798202917</dc:date>
    <meta:editing-duration>PT36M52S</meta:editing-duration>
    <meta:editing-cycles>1</meta:editing-cycles>
    <meta:document-statistic meta:table-count="0" meta:image-count="0" meta:object-count="0" meta:page-count="1" meta:paragraph-count="5" meta:word-count="45" meta:character-count="274" meta:non-whitespace-character-count="234"/>
    <meta:generator>LibreOffice/24.2.5.2$Linux_X86_64 LibreOffice_project/420$Build-2</meta:generator>
  </office:meta>
</office:document-meta>
</file>